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91236" officeooo:paragraph-rsid="00191236"/>
    </style:style>
    <style:style style:name="P2" style:family="paragraph" style:parent-style-name="Standard">
      <style:text-properties officeooo:rsid="00191236" officeooo:paragraph-rsid="001bbeff"/>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91236" officeooo:paragraph-rsid="00191236" style:font-size-asian="14pt" style:font-size-complex="14pt"/>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91236" officeooo:paragraph-rsid="001bbeff" style:font-size-asian="14pt" style:font-size-complex="14pt"/>
    </style:style>
    <style:style style:name="T1" style:family="text">
      <style:text-properties officeooo:rsid="0019d51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 ville embourbée</text:p>
      <text:p text:style-name="P1"/>
      <text:p text:style-name="P1"><text:tab/>Une tornade a eu lieu dans un petit village, les rues sont bouchées par les déchets et la boue. Le maire veut reconstruire la ville, pour cela il doit repaver des rues. Il cherche à repaver les rues nécessaires pour que n’importe quel habitant de son village puisse accéder à toutes les maisons. Il faut tout de même qu’il reste de l’argent au maire pour reconstruire le reste de la ville, il veut donc utiliser le moins de pavés possible. Comment va-t-il trouver les rues à repaver pour perdre le moins d’argent et que toutes les maisons soient reliées ?</text:p>
      <text:p text:style-name="P1"/>
      <text:p text:style-name="P1"><text:tab/>La ville embourbée, c’est de l’informatique parce qu’on peut suivre un algorithme pour trouver à chaque fois les meilleures rues à paver pour perdre le moins d’argent et que chaque habitant puisse aller voir toutes les maisons. <text:span text:style-name="T1">Ce genre d’algorithme est utilisé pour créer des réseaux routiers par exemple, il sert à relier tout le monde sans trop dépenser !</text:span> </text:p>
      <text:p text:style-name="P1"/>
      <text:p text:style-name="P1"/>
      <text:p text:style-name="P1"/>
      <text:p text:style-name="P4">La ville embourbée</text:p>
      <text:p text:style-name="P2"/>
      <text:p text:style-name="P2"><text:tab/>Une tornade a eu lieu dans un petit village, les rues sont bouchées par les déchets et la boue. Le maire veut reconstruire la ville, pour cela il doit repaver des rues. Il cherche à repaver les rues nécessaires pour que n’importe quel habitant de son village puisse accéder à toutes les maisons. Il faut tout de même qu’il reste de l’argent au maire pour reconstruire le reste de la ville, il veut donc utiliser le moins de pavés possible. Comment va-t-il trouver les rues à repaver pour perdre le moins d’argent et que toutes les maisons soient reliées ?</text:p>
      <text:p text:style-name="P2"/>
      <text:p text:style-name="P2"><text:tab/>La ville embourbée, c’est de l’informatique parce qu’on peut suivre un algorithme pour trouver à chaque fois les meilleures rues à paver pour perdre le moins d’argent et que chaque habitant puisse aller voir toutes les maisons. <text:span text:style-name="T1">Ce genre d’algorithme est utilisé pour créer des réseaux routiers par exemple, il sert à relier tout le monde sans trop dépenser !</text:span> </text:p>
      <text:p text:style-name="P2"/>
      <text:p text:style-name="P2"/>
      <text:p text:style-name="P2"/>
      <text:p text:style-name="P4">La ville embourbée</text:p>
      <text:p text:style-name="P2"/>
      <text:p text:style-name="P2"><text:tab/>Une tornade a eu lieu dans un petit village, les rues sont bouchées par les déchets et la boue. Le maire veut reconstruire la ville, pour cela il doit repaver des rues. Il cherche à repaver les rues nécessaires pour que n’importe quel habitant de son village puisse accéder à toutes les maisons. Il faut tout de même qu’il reste de l’argent au maire pour reconstruire le reste de la ville, il veut donc utiliser le moins de pavés possible. Comment va-t-il trouver les rues à repaver pour perdre le moins d’argent et que toutes les maisons soient reliées ?</text:p>
      <text:p text:style-name="P2"/>
      <text:p text:style-name="P2"><text:tab/>La ville embourbée, c’est de l’informatique parce qu’on peut suivre un algorithme pour trouver à chaque fois les meilleures rues à paver pour perdre le moins d’argent et que chaque habitant puisse aller voir toutes les maisons. <text:span text:style-name="T1">Ce genre d’algorithme est utilisé pour créer des réseaux routiers par exemple, il sert à relier tout le monde sans trop dépenser !</text:span>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08:22:11.580146543</meta:creation-date>
    <dc:date>2020-02-13T08:42:04.209685702</dc:date>
    <meta:editing-duration>PT9M42S</meta:editing-duration>
    <meta:editing-cycles>2</meta:editing-cycles>
    <meta:generator>LibreOffice/6.0.7.3$Linux_X86_64 LibreOffice_project/00m0$Build-3</meta:generator>
    <meta:document-statistic meta:table-count="0" meta:image-count="0" meta:object-count="0" meta:page-count="1" meta:paragraph-count="9" meta:word-count="489" meta:character-count="2802" meta:non-whitespace-character-count="2313"/>
  </office:meta>
</office:document-meta>
</file>